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Нормален" style:master-page-name="MP0" style:family="paragraph">
      <style:paragraph-properties fo:break-before="page"/>
    </style:style>
    <style:style style:name="P2" style:parent-style-name="Нормален" style:family="paragraph">
      <style:text-properties fo:background-color="#00FF00"/>
    </style:style>
    <style:style style:name="P3" style:parent-style-name="Нормален" style:family="paragraph">
      <style:text-properties fo:background-color="#00FF00"/>
    </style:style>
    <style:style style:name="P4" style:parent-style-name="Нормален" style:family="paragraph">
      <style:text-properties fo:background-color="#00FF00"/>
    </style:style>
    <style:style style:name="P5" style:parent-style-name="Нормален" style:family="paragraph">
      <style:text-properties fo:background-color="#00FF00"/>
    </style:style>
    <style:style style:name="P6" style:parent-style-name="Нормален" style:family="paragraph">
      <style:text-properties fo:color="#FF0000" fo:background-color="#00FF00"/>
    </style:style>
    <style:style style:name="P7" style:parent-style-name="Нормален" style:family="paragraph">
      <style:text-properties fo:background-color="#00FF00"/>
    </style:style>
    <style:style style:name="T8" style:parent-style-name="Шрифтнаабзацапоподразбиране" style:family="text">
      <style:text-properties fo:background-color="#00FF00"/>
    </style:style>
    <style:style style:name="T9" style:parent-style-name="Шрифтнаабзацапоподразбиране" style:family="text">
      <style:text-properties fo:color="#FF0000" fo:background-color="#00FF00"/>
    </style:style>
    <style:style style:name="T10" style:parent-style-name="Шрифтнаабзацапоподразбиране" style:family="text">
      <style:text-properties fo:background-color="#00FF00"/>
    </style:style>
    <style:style style:name="T11" style:parent-style-name="Шрифтнаабзацапоподразбиране" style:family="text">
      <style:text-properties fo:background-color="#FFFF00"/>
    </style:style>
    <style:style style:name="P12" style:parent-style-name="Нормален" style:family="paragraph">
      <style:text-properties fo:background-color="#FFFF00"/>
    </style:style>
    <style:style style:name="P13" style:parent-style-name="Нормален" style:family="paragraph">
      <style:text-properties fo:background-color="#FFFF00"/>
    </style:style>
    <style:style style:name="P14" style:parent-style-name="Нормален" style:family="paragraph">
      <style:text-properties fo:background-color="#FFFF00"/>
    </style:style>
    <style:style style:name="P15" style:parent-style-name="Нормален" style:family="paragraph">
      <style:text-properties fo:background-color="#FFFF00"/>
    </style:style>
    <style:style style:name="P16" style:parent-style-name="Нормален" style:family="paragraph">
      <style:text-properties fo:background-color="#FFFF00"/>
    </style:style>
    <style:style style:name="T17" style:parent-style-name="Шрифтнаабзацапоподразбиране" style:family="text">
      <style:text-properties fo:background-color="#FFFF00"/>
    </style:style>
    <style:style style:name="T18" style:parent-style-name="Шрифтнаабзацапоподразбиране" style:family="text">
      <style:text-properties fo:background-color="#00FF00"/>
    </style:style>
    <style:style style:name="P19" style:parent-style-name="Нормален" style:family="paragraph">
      <style:text-properties fo:background-color="#00FF00"/>
    </style:style>
    <style:style style:name="P20" style:parent-style-name="Нормален" style:family="paragraph">
      <style:text-properties fo:background-color="#00FF00"/>
    </style:style>
    <style:style style:name="P21" style:parent-style-name="Нормален" style:family="paragraph">
      <style:text-properties fo:background-color="#00FF00"/>
    </style:style>
    <style:style style:name="P22" style:parent-style-name="Нормален" style:family="paragraph">
      <style:text-properties fo:background-color="#00FF00"/>
    </style:style>
    <style:style style:name="P23" style:parent-style-name="Нормален" style:family="paragraph">
      <style:text-properties fo:background-color="#00FF00"/>
    </style:style>
    <style:style style:name="T24" style:parent-style-name="Шрифтнаабзацапоподразбиране" style:family="text">
      <style:text-properties fo:background-color="#00FF00"/>
    </style:style>
    <style:style style:name="T25" style:parent-style-name="Шрифтнаабзацапоподразбиране" style:family="text">
      <style:text-properties fo:background-color="#FFFF00"/>
    </style:style>
    <style:style style:name="P26" style:parent-style-name="Нормален" style:family="paragraph">
      <style:text-properties fo:background-color="#FFFF00"/>
    </style:style>
    <style:style style:name="T27" style:parent-style-name="Шрифтнаабзацапоподразбиране" style:family="text">
      <style:text-properties fo:background-color="#00FFFF"/>
    </style:style>
    <style:style style:name="T28" style:parent-style-name="Шрифтнаабзацапоподразбиране" style:family="text">
      <style:text-properties fo:background-color="#FFFF00"/>
    </style:style>
    <style:style style:name="P29" style:parent-style-name="Нормален" style:family="paragraph">
      <style:text-properties fo:background-color="#FFFF00"/>
    </style:style>
    <style:style style:name="P30" style:parent-style-name="Нормален" style:family="paragraph">
      <style:text-properties fo:background-color="#FFFF00"/>
    </style:style>
    <style:style style:name="P31" style:parent-style-name="Нормален" style:family="paragraph">
      <style:text-properties fo:background-color="#FFFF00"/>
    </style:style>
    <style:style style:name="T32" style:parent-style-name="Шрифтнаабзацапоподразбиране" style:family="text">
      <style:text-properties fo:background-color="#FFFF00"/>
    </style:style>
    <style:style style:name="P33" style:parent-style-name="Нормален" style:family="paragraph">
      <style:text-properties fo:background-color="#00FF00"/>
    </style:style>
    <style:style style:name="P34" style:parent-style-name="Нормален" style:family="paragraph">
      <style:text-properties fo:background-color="#00FF00"/>
    </style:style>
    <style:style style:name="P35" style:parent-style-name="Нормален" style:family="paragraph">
      <style:text-properties fo:background-color="#00FF00"/>
    </style:style>
    <style:style style:name="P36" style:parent-style-name="Нормален" style:family="paragraph">
      <style:text-properties fo:background-color="#00FF00"/>
    </style:style>
    <style:style style:name="P37" style:parent-style-name="Нормален" style:family="paragraph">
      <style:text-properties fo:background-color="#00FF00"/>
    </style:style>
    <style:style style:name="P38" style:parent-style-name="Нормален" style:family="paragraph">
      <style:text-properties fo:background-color="#00FF00"/>
    </style:style>
    <style:style style:name="P39" style:parent-style-name="Нормален" style:family="paragraph">
      <style:text-properties fo:background-color="#00FF00"/>
    </style:style>
    <style:style style:name="T40" style:parent-style-name="Шрифтнаабзацапоподразбиране" style:family="text">
      <style:text-properties fo:background-color="#00FF00"/>
    </style:style>
  </office:automatic-styles>
  <office:body>
    <office:text text:use-soft-page-breaks="true">
      <text:p text:style-name="P1">Синтез и Анализ на алгоритми и програми<text:s/></text:p>
      <text:p text:style-name="P2">1. Основни понятия. Варианти на алгоритми. Въведение в алгоритмичния анализ.<text:s/></text:p>
      <text:p text:style-name="P3">3. Свързаност на обекти – алгоритъм с бързо обединение. Реализация. Анализ и сравнение с алгоритъма за бързо намиране. Представяне.<text:s/></text:p>
      <text:p text:style-name="P4">4. Свързаност на обекти – алгоритъм с претеглено бързо обединение. Представяне.<text:s/></text:p>
      <text:p text:style-name="P5">6. Въведение в рекурсията. Основни свойства на рекурсията. Типове рекурсии, анализ на производителност. Формални техники за преобразуване на рекурсивни в нерекурсивни алгоритми. Опашна рекурсия; множествена рекурсия. Взаимнорекурсивни алгоритми.<text:s/></text:p>
      <text:p text:style-name="P6">7. Обозначения, дефиниции и правила в анализа на алгоритми. Анализ при циклични, последователни, вложени и др. блокове. Анализ при основни оператори.<text:s/></text:p>
      <text:p text:style-name="P7">9. Логаритми в анализа. Бинарно търсене, Евклидов алгоритъм за НОД, повдигане на степен. Анализ.</text:p>
      <text:p text:style-name="Нормален"><text:span text:style-name="T8"><text:s/>10.<text:s/></text:span><text:span text:style-name="T9">Рекурсия и дървета. Рекурсивни алгоритми</text:span><text:span text:style-name="T10">.</text:span></text:p>
      <text:p text:style-name="Нормален"><text:s/><text:span text:style-name="T11">11. Подход: разделяй и владей. Свойства, известни алгоритми, реализация и оценъчна формула.<text:s/></text:span></text:p>
      <text:p text:style-name="P12">12. Дървета. Основни понятия и класификации. Дефиниции и свойства.<text:s/></text:p>
      <text:p text:style-name="P13">14. Обхождане на дърво и граф.</text:p>
      <text:p text:style-name="P14"><text:s/>15. Рекурсивни алгоритми в двоични дървета.<text:s/></text:p>
      <text:p text:style-name="P15">16. Сортировки. Селективна сортировка. Сортиране чрез вмъкване. Примери.</text:p>
      <text:p text:style-name="P16"><text:s/>17. Сортиране по метод на мехурчето. Подобрение на алгоритъма. Анализ.<text:s/></text:p>
      <text:p text:style-name="Нормален"><text:span text:style-name="T17">18. Сортировка на Шел. Примери и свойства.</text:span></text:p>
      <text:p text:style-name="Нормален"><text:s/><text:span text:style-name="T18">19. Бързо сортиране. Стратегии за разделяне. Избор на разделящ елемент. Анализ.<text:s/></text:span></text:p>
      <text:p text:style-name="P19">20. Сортиране чрез сливане. Анализ.</text:p>
      <text:p text:style-name="P20"><text:s/>21. Сортиране на свързани списъци. Индексно и указателно сортиране. Примери.<text:s/></text:p>
      <text:p text:style-name="P21">22. Пирамидална сортировка. Базирани на пирамида алгоритми. Конвертиране в пирамида. Сортиране на пирамида.<text:s/></text:p>
      <text:p text:style-name="P22">23. Списъци. Типове и реализация (реализация през шаблони и обекти). Приложни аспекти.<text:s/></text:p>
      <text:p text:style-name="P23">24. Стек. Абстаркция и реализация. Приложни аспекти: постфиксен запис и преобразувания, задачи от практиката,</text:p>
      <text:p text:style-name="Нормален"><text:span text:style-name="T24"><text:s/>25. Опашки. Абстракция и реализация. Използване на опашки.</text:span></text:p>
      <text:p text:style-name="Нормален"><text:s/><text:span text:style-name="T25">26. Хеш таблици. Основна идея, хеш- функции, избор на оптимална функция.<text:s/></text:span></text:p>
      <text:p text:style-name="P26">27. Равномерно хеширане. Хеш-функции, съдържащи деление/умножение.<text:s/></text:p>
      <text:p text:style-name="Нормален"><text:span text:style-name="T27">28. Хеш-функции с пряко адресиране: линейно прохождане, функции от квадратичен тип, двойно хеширащи функции.</text:span><text:span text:style-name="T28"><text:s/></text:span></text:p>
      <text:p text:style-name="P29">34. Стратегия разделяй и владей . Анализ на времето на изпълнение<text:s/></text:p>
      <text:soft-page-break/>
      <text:p text:style-name="P30">35. Стратегия разделяй и владей – откриване “най-близкостоящи точки”. Анализ.<text:s/></text:p>
      <text:p text:style-name="P31">37. Динамично програмиране: таблици вместо рекурсия<text:s/></text:p>
      <text:p text:style-name="Нормален"><text:span text:style-name="T32">38. Ускоряване на сортировката с паралелизми чрез стратегия ‘разделяй и владей’.</text:span><text:s/></text:p>
      <text:p text:style-name="P33">39. Технологиии за паралелизация; OpenMP, ThreadPool. Ускорена паралелна сортировка.<text:s/></text:p>
      <text:p text:style-name="P34">40. Динамично програмиране: oптимално бинарно търсене в дърво.<text:s/></text:p>
      <text:p text:style-name="P35">41. Алгоритми с backtracking: проблемът – реконструиране.<text:s/></text:p>
      <text:p text:style-name="P36">43. Теория на графите. Общи понятия. Представяне на граф. Топологично сортиране.<text:s/></text:p>
      <text:p text:style-name="P37">44. Намиране най-къс път. Алгоритъм на Дейкстра.</text:p>
      <text:p text:style-name="P38"><text:s/>45. Алгоритъм на Дейкстра при ациклични графи.<text:s/></text:p>
      <text:p text:style-name="P39">46. Пропускателна способност на мрежа.<text:s/></text:p>
      <text:p text:style-name="Нормален"><text:span text:style-name="T40">47. Минимално обхващащо дърво. Алгоритъм на Прим. Алгоритъм на Крускал.</text:span><text:s/></text:p>
      <text:p text:style-name="Нормален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erifPashov</meta:initial-creator>
    <dc:creator>SherifPashov</dc:creator>
    <meta:creation-date>2024-01-20T13:07:00Z</meta:creation-date>
    <dc:date>2024-01-21T15:04:00Z</dc:date>
    <meta:template xlink:href="Normal" xlink:type="simple"/>
    <meta:editing-cycles>1</meta:editing-cycles>
    <meta:editing-duration>PT4080S</meta:editing-duration>
    <meta:document-statistic meta:page-count="2" meta:paragraph-count="5" meta:word-count="433" meta:character-count="2899" meta:row-count="20" meta:non-whitespace-character-count="2471"/>
  </office:meta>
</office:document-meta>
</file>